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3107276A0B35BC367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665cm" svg:height="20.747cm" draw:z-index="0"><draw:image xlink:href="Pictures/1000000100000250000003107276A0B35BC367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1:52:24.141000000</meta:creation-date>
    <dc:date>2022-09-22T21:55:37.982000000</dc:date>
    <meta:editing-duration>PT3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